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Абзацсписка" style:list-style-name="LFO1" style:family="paragraph">
      <style:paragraph-properties fo:text-align="justify"/>
      <style:text-properties fo:font-size="14pt" style:font-size-asian="14pt" style:font-size-complex="14pt"/>
    </style:style>
    <style:style style:name="P4" style:parent-style-name="Абзацсписка" style:list-style-name="LFO1" style:family="paragraph">
      <style:paragraph-properties fo:text-align="justify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Абзацсписка" style:list-style-name="LFO1" style:family="paragraph">
      <style:paragraph-properties fo:text-align="justify"/>
    </style:style>
    <style:style style:name="T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Абзацсписка" style:list-style-name="LFO1" style:family="paragraph">
      <style:paragraph-properties fo:text-align="justify"/>
    </style:style>
    <style:style style:name="T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Абзацсписка" style:list-style-name="LFO1" style:family="paragraph">
      <style:paragraph-properties fo:text-align="justify"/>
    </style:style>
    <style:style style:name="T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Абзацсписка" style:list-style-name="LFO1" style:family="paragraph">
      <style:paragraph-properties fo:text-align="justify"/>
    </style:style>
    <style:style style:name="T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Абзацсписка" style:list-style-name="LFO1" style:family="paragraph">
      <style:paragraph-properties fo:text-align="justify"/>
      <style:text-properties fo:font-size="14pt" style:font-size-asian="14pt" style:font-size-complex="14pt"/>
    </style:style>
    <style:style style:name="P27" style:parent-style-name="Абзацсписка" style:list-style-name="LFO1" style:family="paragraph">
      <style:paragraph-properties fo:text-align="justify"/>
    </style:style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Абзацсписка" style:list-style-name="LFO1" style:family="paragraph">
      <style:paragraph-properties fo:text-align="justify"/>
    </style:style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P41" style:parent-style-name="Абзацсписка" style:list-style-name="LFO1" style:family="paragraph">
      <style:paragraph-properties fo:text-align="justify"/>
    </style:style>
    <style:style style:name="T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P44" style:parent-style-name="Абзацсписка" style:list-style-name="LFO1" style:family="paragraph">
      <style:paragraph-properties fo:text-align="justify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P47" style:parent-style-name="Абзацсписка" style:list-style-name="LFO1" style:family="paragraph">
      <style:paragraph-properties fo:text-align="justify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P51" style:parent-style-name="Абзацсписка" style:list-style-name="LFO1" style:family="paragraph">
      <style:paragraph-properties fo:text-align="justify"/>
    </style:style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P54" style:parent-style-name="Абзацсписка" style:list-style-name="LFO1" style:family="paragraph">
      <style:paragraph-properties fo:text-align="justify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3" style:parent-style-name="Абзацсписка" style:list-style-name="LFO1" style:family="paragraph">
      <style:paragraph-properties fo:text-align="justify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P68" style:parent-style-name="Абзацсписка" style:list-style-name="LFO1" style:family="paragraph">
      <style:paragraph-properties fo:text-align="justify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Абзацсписка" style:list-style-name="LFO1" style:family="paragraph">
      <style:paragraph-properties fo:text-align="justify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P82" style:parent-style-name="Абзацсписка" style:list-style-name="LFO1" style:family="paragraph">
      <style:paragraph-properties fo:text-align="justify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P87" style:parent-style-name="Абзацсписка" style:list-style-name="LFO1" style:family="paragraph">
      <style:paragraph-properties fo:text-align="justify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Абзацсписка" style:list-style-name="LFO1" style:family="paragraph">
      <style:paragraph-properties fo:text-align="justify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Абзацсписка" style:list-style-name="LFO1" style:family="paragraph">
      <style:paragraph-properties fo:text-align="justify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7" style:parent-style-name="Абзацсписка" style:list-style-name="LFO1" style:family="paragraph">
      <style:paragraph-properties fo:text-align="justify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ИНСТРУМЕНТЫ И СТРУКТУРА ПРОЕКТА.</text:p>
      <text:p text:style-name="P2"/>
      <text:list text:style-name="LFO1" text:continue-numbering="true">
        <text:list-item>
          <text:p text:style-name="P3">Структура проекта</text:p>
          <text:list text:continue-numbering="true">
            <text:list-item>
              <text:p text:style-name="P4"><text:span text:style-name="T5">3</text:span><text:span text:style-name="T6">d</text:span><text:span text:style-name="T7">_</text:span><text:span text:style-name="T8">engine</text:span><text:span text:style-name="T9">.</text:span><text:span text:style-name="T10">graphhml</text:span><text:span text:style-name="T11"><text:s text:c="2"/>- графическое представление проекта</text:span></text:p>
            </text:list-item>
            <text:list-item>
              <text:p text:style-name="P12"><text:span text:style-name="T13">Docs/ -<text:s/></text:span><text:span text:style-name="T14">документация</text:span></text:p>
              <text:list text:continue-numbering="true">
                <text:list-item>
                  <text:p text:style-name="P15"><text:span text:style-name="T16">structure</text:span><text:span text:style-name="T17">.</text:span><text:span text:style-name="T18">odt</text:span><text:span text:style-name="T19"><text:s/>- структура проекта (данный файл)</text:span></text:p>
                </text:list-item>
                <text:list-item>
                  <text:p text:style-name="P20"><text:span text:style-name="T21">Project/</text:span><text:span text:style-name="T22"><text:s/>– папка с проектами</text:span></text:p>
                </text:list-item>
                <text:list-item>
                  <text:p text:style-name="P23"><text:span text:style-name="T24">TechnicalTask</text:span><text:span text:style-name="T25">/ – папка с техническими заданиями</text:span></text:p>
                </text:list-item>
              </text:list>
            </text:list-item>
            <text:list-item>
              <text:p text:style-name="P26">Source/ - исходные коды</text:p>
            </text:list-item>
            <text:list-item>
              <text:p text:style-name="P27"><text:span text:style-name="T28">Source</text:span><text:span text:style-name="T29">/</text:span><text:span text:style-name="T30">OxygenDoc/ -<text:s/></text:span><text:span text:style-name="T31">документация</text:span></text:p>
            </text:list-item>
            <text:list-item>
              <text:p text:style-name="P32"><text:span text:style-name="T33">Source</text:span><text:span text:style-name="T34">/</text:span><text:span text:style-name="T35">OxygenDoc</text:span><text:span text:style-name="T36">/</text:span><text:span text:style-name="T37">doxygen</text:span><text:span text:style-name="T38">.</text:span><text:span text:style-name="T39">exe</text:span><text:span text:style-name="T40"><text:s/>– утилита для документации</text:span></text:p>
            </text:list-item>
            <text:list-item>
              <text:p text:style-name="P41"><text:span text:style-name="T42">Source/client – 3D<text:s/></text:span><text:span text:style-name="T43">клиент</text:span></text:p>
            </text:list-item>
            <text:list-item>
              <text:p text:style-name="P44"><text:span text:style-name="T45">Source/server -<text:s/></text:span><text:span text:style-name="T46">сервер</text:span></text:p>
            </text:list-item>
            <text:list-item>
              <text:p text:style-name="P47"><text:span text:style-name="T48">Source/tools</text:span><text:span text:style-name="T49"><text:s/>– ра</text:span><text:span text:style-name="T50">зрабатываемые инструменты</text:span></text:p>
            </text:list-item>
            <text:list-item>
              <text:p text:style-name="P51"><text:span text:style-name="T52">OtherLibrary</text:span><text:span text:style-name="T53">/ - сторонние библиотеки</text:span></text:p>
            </text:list-item>
          </text:list>
        </text:list-item>
        <text:list-item>
          <text:p text:style-name="P54"><text:span text:style-name="T55">Инструменты</text:span><text:span text:style-name="T56"><text:s/></text:span><text:span text:style-name="T57">и</text:span><text:span text:style-name="T58"><text:s/></text:span><text:span text:style-name="T59">графические</text:span><text:span text:style-name="T60"><text:s/></text:span><text:span text:style-name="T61">редакторы</text:span><text:span text:style-name="T62">:</text:span></text:p>
          <text:list text:continue-numbering="true">
            <text:list-item>
              <text:p text:style-name="P63"><text:span text:style-name="T64">Visual</text:span><text:span text:style-name="T65"><text:s/></text:span><text:span text:style-name="T66">Studio</text:span><text:span text:style-name="T67"><text:s/>2015 – основной инструмент для разработки кода</text:span></text:p>
            </text:list-item>
            <text:list-item>
              <text:p text:style-name="P68"><text:span text:style-name="T69">Microsoft</text:span><text:span text:style-name="T70">/</text:span><text:span text:style-name="T71">Open</text:span><text:span text:style-name="T72">/</text:span><text:span text:style-name="T73">Libre</text:span><text:span text:style-name="T74"><text:s/></text:span><text:span text:style-name="T75">Office</text:span><text:span text:style-name="T76"><text:s/>- любой текстовый редактор способный хранить файлы формата «.</text:span><text:span text:style-name="T77">odt</text:span><text:span text:style-name="T78">»</text:span></text:p>
            </text:list-item>
            <text:list-item>
              <text:p text:style-name="P79"><text:span text:style-name="T80">yEd</text:span><text:span text:style-name="T81"><text:s/>– графический редактор постоения графа проекта</text:span></text:p>
            </text:list-item>
            <text:list-item>
              <text:p text:style-name="P82"><text:span text:style-name="T83">Blender</text:span><text:span text:style-name="T84"><text:s/>– графический редактор 3</text:span><text:span text:style-name="T85">D</text:span><text:span text:style-name="T86"><text:s/>объектов</text:span></text:p>
            </text:list-item>
            <text:list-item>
              <text:p text:style-name="P87"><text:span text:style-name="T88">PhotoshopCC</text:span><text:span text:style-name="T89"><text:s/>– вспомогательный графический редактор для создания</text:span><text:span text:style-name="T90">/редактирования</text:span><text:span text:style-name="T91"><text:s/>текстур/шрифтов.</text:span></text:p>
            </text:list-item>
            <text:list-item>
              <text:p text:style-name="P92"><text:span text:style-name="T93">doxygen</text:span><text:span text:style-name="T94"><text:s/>– система документирования исходного кода</text:span></text:p>
            </text:list-item>
            <text:list-item>
              <text:p text:style-name="P95"><text:span text:style-name="T96">CVS – git</text:span></text:p>
            </text:list-item>
            <text:list-item>
              <text:p text:style-name="P97"><text:span text:style-name="T98">make</text:span><text:span text:style-name="T99"><text:s/>– сборка из-под<text:s/></text:span><text:span text:style-name="T100">консоли (для платформы<text:s/></text:span><text:span text:style-name="T101">win</text:span><text:span text:style-name="T102"><text:s/>взять из<text:s/></text:span><text:span text:style-name="T103">MinGW</text:span><text:span text:style-name="T104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page-layout style:name="PL0">
      <style:page-layout-properties fo:page-width="8.268in" fo:page-height="11.693in" style:print-orientation="portrait" fo:margin-top="0.2958in" fo:margin-left="0.5909in" fo:margin-bottom="0.1972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7:11:00Z</meta:creation-date>
    <dc:date>2016-07-18T07:24:00Z</dc:date>
    <meta:template xlink:href="Normal.dotm" xlink:type="simple"/>
    <meta:editing-cycles>15</meta:editing-cycles>
    <meta:editing-duration>PT2100S</meta:editing-duration>
    <meta:document-statistic meta:page-count="1" meta:paragraph-count="1" meta:word-count="149" meta:character-count="1001" meta:row-count="7" meta:non-whitespace-character-count="853"/>
  </office:meta>
</office:document-meta>
</file>